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8pt" officeooo:rsid="00122419" officeooo:paragraph-rsid="00122419" style:font-size-asian="18pt" style:font-size-complex="18pt"/>
    </style:style>
    <style:style style:name="P2" style:family="paragraph" style:parent-style-name="Standard">
      <style:text-properties fo:font-size="12pt" officeooo:rsid="00122419" officeooo:paragraph-rsid="00122419" style:font-size-asian="10.5pt" style:font-size-complex="12pt"/>
    </style:style>
    <style:style style:name="P3" style:family="paragraph" style:parent-style-name="Standard">
      <style:text-properties fo:font-size="14pt" officeooo:rsid="00122419" officeooo:paragraph-rsid="00122419" style:font-size-asian="14pt" style:font-size-complex="14pt"/>
    </style:style>
    <style:style style:name="P4" style:family="paragraph" style:parent-style-name="Standard">
      <style:text-properties fo:font-size="14pt" officeooo:rsid="00122419" officeooo:paragraph-rsid="00143ef7" style:font-size-asian="14pt" style:font-size-complex="14pt"/>
    </style:style>
    <style:style style:name="P5" style:family="paragraph" style:parent-style-name="Standard">
      <style:text-properties fo:font-size="14pt" officeooo:rsid="00122419" officeooo:paragraph-rsid="00122419" style:font-size-asian="14pt" style:font-size-complex="14pt"/>
    </style:style>
    <style:style style:name="P6" style:family="paragraph" style:parent-style-name="Standard">
      <style:text-properties fo:font-size="14pt" officeooo:rsid="00122419" officeooo:paragraph-rsid="00199a9b" style:font-size-asian="14pt" style:font-size-complex="14pt"/>
    </style:style>
    <style:style style:name="P7" style:family="paragraph" style:parent-style-name="Standard">
      <style:text-properties fo:font-size="14pt" officeooo:rsid="00199a9b" officeooo:paragraph-rsid="00199a9b" style:font-size-asian="14pt" style:font-size-complex="14pt"/>
    </style:style>
    <style:style style:name="P8" style:family="paragraph" style:parent-style-name="Standard">
      <style:text-properties fo:font-size="14pt" officeooo:rsid="00199a9b" officeooo:paragraph-rsid="001f63df" style:font-size-asian="14pt" style:font-size-complex="14pt"/>
    </style:style>
    <style:style style:name="P9" style:family="paragraph" style:parent-style-name="Standard">
      <style:text-properties fo:font-size="14pt" officeooo:rsid="001b68f2" officeooo:paragraph-rsid="001b68f2" style:font-size-asian="14pt" style:font-size-complex="14pt"/>
    </style:style>
    <style:style style:name="P10" style:family="paragraph" style:parent-style-name="Standard">
      <style:text-properties fo:font-size="14pt" officeooo:rsid="001c4747" officeooo:paragraph-rsid="001c4747" style:font-size-asian="14pt" style:font-size-complex="14pt"/>
    </style:style>
    <style:style style:name="P11" style:family="paragraph" style:parent-style-name="Standard">
      <style:text-properties fo:font-size="14pt" officeooo:rsid="001d4eef" officeooo:paragraph-rsid="001d4eef" style:font-size-asian="14pt" style:font-size-complex="14pt"/>
    </style:style>
    <style:style style:name="P12" style:family="paragraph" style:parent-style-name="Standard">
      <style:text-properties fo:font-size="14pt" officeooo:rsid="001f63df" officeooo:paragraph-rsid="001f63df" style:font-size-asian="14pt" style:font-size-complex="14pt"/>
    </style:style>
    <style:style style:name="P13" style:family="paragraph" style:parent-style-name="Standard">
      <style:text-properties fo:font-size="14pt" officeooo:rsid="002376d1" officeooo:paragraph-rsid="002376d1" style:font-size-asian="14pt" style:font-size-complex="14pt"/>
    </style:style>
    <style:style style:name="P14" style:family="paragraph" style:parent-style-name="Standard">
      <style:text-properties fo:font-size="14pt" officeooo:rsid="00249c9a" officeooo:paragraph-rsid="00249c9a" style:font-size-asian="14pt" style:font-size-complex="14pt"/>
    </style:style>
    <style:style style:name="P15" style:family="paragraph" style:parent-style-name="Standard">
      <style:text-properties fo:font-size="14pt" officeooo:rsid="00249c9a" officeooo:paragraph-rsid="0025ecf0" style:font-size-asian="14pt" style:font-size-complex="14pt"/>
    </style:style>
    <style:style style:name="P16" style:family="paragraph" style:parent-style-name="Standard">
      <style:text-properties fo:font-size="14pt" officeooo:rsid="00249c9a" officeooo:paragraph-rsid="002b9a5b" style:font-size-asian="14pt" style:font-size-complex="14pt"/>
    </style:style>
    <style:style style:name="P17" style:family="paragraph" style:parent-style-name="Standard">
      <style:text-properties fo:font-size="14pt" officeooo:rsid="00267e2e" officeooo:paragraph-rsid="00267e2e" style:font-size-asian="14pt" style:font-size-complex="14pt"/>
    </style:style>
    <style:style style:name="P18" style:family="paragraph" style:parent-style-name="Standard">
      <style:text-properties fo:font-size="14pt" officeooo:rsid="00284341" officeooo:paragraph-rsid="00284341" style:font-size-asian="14pt" style:font-size-complex="14pt"/>
    </style:style>
    <style:style style:name="P19" style:family="paragraph" style:parent-style-name="Standard">
      <style:text-properties fo:font-size="14pt" officeooo:rsid="002b9a5b" officeooo:paragraph-rsid="002b9a5b" style:font-size-asian="14pt" style:font-size-complex="14pt"/>
    </style:style>
    <style:style style:name="P20" style:family="paragraph" style:parent-style-name="Standard">
      <style:text-properties fo:font-size="14pt" officeooo:rsid="002b9a5b" officeooo:paragraph-rsid="002dc6a9" style:font-size-asian="14pt" style:font-size-complex="14pt"/>
    </style:style>
    <style:style style:name="P21" style:family="paragraph" style:parent-style-name="Standard">
      <style:text-properties fo:font-size="14pt" officeooo:rsid="002dc6a9" officeooo:paragraph-rsid="002dc6a9" style:font-size-asian="14pt" style:font-size-complex="14pt"/>
    </style:style>
    <style:style style:name="P22" style:family="paragraph" style:parent-style-name="Standard">
      <style:text-properties fo:font-size="14pt" officeooo:rsid="00305d4c" officeooo:paragraph-rsid="00305d4c" style:font-size-asian="14pt" style:font-size-complex="14pt"/>
    </style:style>
    <style:style style:name="P23" style:family="paragraph" style:parent-style-name="Standard">
      <style:text-properties fo:font-size="14pt" fo:font-weight="bold" officeooo:rsid="00122419" officeooo:paragraph-rsid="00122419" style:font-size-asian="14pt" style:font-weight-asian="bold" style:font-size-complex="14pt" style:font-weight-complex="bold"/>
    </style:style>
    <style:style style:name="P24" style:family="paragraph" style:parent-style-name="Standard">
      <style:text-properties fo:font-size="14pt" fo:font-weight="bold" officeooo:rsid="00199a9b" officeooo:paragraph-rsid="00199a9b" style:font-size-asian="14pt" style:font-weight-asian="bold" style:font-size-complex="14pt" style:font-weight-complex="bold"/>
    </style:style>
    <style:style style:name="P25" style:family="paragraph" style:parent-style-name="Standard">
      <style:text-properties fo:font-size="14pt" fo:font-weight="bold" officeooo:rsid="00305d4c" officeooo:paragraph-rsid="00305d4c" style:font-size-asian="14pt" style:font-weight-asian="bold" style:font-size-complex="14pt" style:font-weight-complex="bold"/>
    </style:style>
    <style:style style:name="P26" style:family="paragraph" style:parent-style-name="Standard">
      <style:text-properties fo:font-size="14pt" fo:font-weight="normal" officeooo:rsid="00305d4c" officeooo:paragraph-rsid="00305d4c" style:font-size-asian="14pt" style:font-weight-asian="normal" style:font-size-complex="14pt" style:font-weight-complex="normal"/>
    </style:style>
    <style:style style:name="T1" style:family="text">
      <style:text-properties officeooo:rsid="0012e4ee"/>
    </style:style>
    <style:style style:name="T2" style:family="text">
      <style:text-properties officeooo:rsid="00143ef7"/>
    </style:style>
    <style:style style:name="T3" style:family="text">
      <style:text-properties officeooo:rsid="00174d29"/>
    </style:style>
    <style:style style:name="T4" style:family="text">
      <style:text-properties officeooo:rsid="00199a9b"/>
    </style:style>
    <style:style style:name="T5" style:family="text">
      <style:text-properties officeooo:rsid="001b68f2"/>
    </style:style>
    <style:style style:name="T6" style:family="text">
      <style:text-properties officeooo:rsid="001ecdfa"/>
    </style:style>
    <style:style style:name="T7" style:family="text">
      <style:text-properties officeooo:rsid="001f63df"/>
    </style:style>
    <style:style style:name="T8" style:family="text">
      <style:text-properties officeooo:rsid="0020cc4e"/>
    </style:style>
    <style:style style:name="T9" style:family="text">
      <style:text-properties officeooo:rsid="00249c9a"/>
    </style:style>
    <style:style style:name="T10" style:family="text">
      <style:text-properties officeooo:rsid="00267e2e"/>
    </style:style>
    <style:style style:name="T11" style:family="text">
      <style:text-properties officeooo:rsid="002a3bff"/>
    </style:style>
    <style:style style:name="T12" style:family="text">
      <style:text-properties officeooo:rsid="002b9a5b"/>
    </style:style>
    <style:style style:name="T13" style:family="text">
      <style:text-properties officeooo:rsid="002dc6a9"/>
    </style:style>
    <style:style style:name="T14" style:family="text">
      <style:text-properties officeooo:rsid="002f1be8"/>
    </style:style>
    <style:style style:name="T15" style:family="text">
      <style:text-properties officeooo:rsid="00305d4c"/>
    </style:style>
    <style:style style:name="T16" style:family="text">
      <style:text-properties officeooo:rsid="003231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Week <text:span text:style-name="T1">2</text:span></text:p>
      <text:p text:style-name="P2"/>
      <text:p text:style-name="P23">Achievements:</text:p>
      <text:p text:style-name="P4">- <text:span text:style-name="T2">Set up repository for writing graph_front_end code on </text:span><text:a xlink:type="simple" xlink:href="https://github.com/AlexRiepenhausen/Number_Crunch" text:style-name="Internet_20_link" text:visited-style-name="Visited_20_Internet_20_Link"><text:span text:style-name="T2">https://github.com/AlexRiepenhausen/Number_Crunch</text:span></text:a><text:span text:style-name="T2">, which essentially the repository where all of my final year project code will go</text:span></text:p>
      <text:p text:style-name="P4">- <text:span text:style-name="T3">Python parser for reading data files in csv format built</text:span></text:p>
      <text:p text:style-name="P4">- <text:span text:style-name="T4">Participated in parts of the SpiNNaker workshop</text:span></text:p>
      <text:p text:style-name="P4"/>
      <text:p text:style-name="P24">What I learned:</text:p>
      <text:p text:style-name="P7">After the workshop on Tuesday, I had the SpiNNaker development team (mostly Alan) giving me a hello_world demo walk-through.</text:p>
      <text:p text:style-name="P7"/>
      <text:p text:style-name="P7">In hello_world.py:</text:p>
      <text:p text:style-name="P7"><text:s text:c="2"/>import spinnaker_graph_front_end as front_end</text:p>
      <text:p text:style-name="P7"><text:s text:c="2"/>front_end.run(x)</text:p>
      <text:p text:style-name="P7"><text:s text:c="2"/>if x is 0, the simulation will run indefinitely</text:p>
      <text:p text:style-name="P7"><text:s text:c="2"/>else x is the number of milliseconds the simulation will be running for</text:p>
      <text:p text:style-name="P7"/>
      <text:p text:style-name="P7">Before that, all relevant vertices (and later edges) have to added to the simulation via invoking front_end.add_machine_vertex</text:p>
      <text:p text:style-name="P7"/>
      <text:p text:style-name="P7">Once the simulation has stopped running, <text:span text:style-name="T5">there are two ways of retrieving relevant information regarding the execution:</text:span></text:p>
      <text:p text:style-name="P7"><text:span text:style-name="T5">1. hello_world = placement.vertex.read(placement, buffer_manager)</text:span></text:p>
      <text:p text:style-name="P9">2. front_end.stop()</text:p>
      <text:p text:style-name="P9"/>
      <text:p text:style-name="P9">1. reads the data directly from SDRAM once execution has finished, which requires the core to put the data back to SDRAM into the relevant partitions (up to 16) after processing (more on that later)</text:p>
      <text:p text:style-name="P9"/>
      <text:p text:style-name="P9">2. On terminating the simulation, the iobuf section within sarc within the SDRAM is extracted. That can be used to retrieve log information for debugging puproses. However, the size of iobuf is very limited (currently 8Mbytes according to my knowledge)</text:p>
      <text:p text:style-name="P9"/>
      <text:p text:style-name="P10">In hello_world_vertex.py</text:p>
      <text:p text:style-name="P10"><text:s text:c="2"/>DATA_REGIONS = Enum (</text:p>
      <text:p text:style-name="P10"><text:s text:c="4"/>value=”DATA_REGIONS”,</text:p>
      <text:p text:style-name="P10"><text:s text:c="4"/>names=[ (“SYSTEM”, 0),</text:p>
      <text:p text:style-name="P10"><text:s text:c="19"/>(“STRING_DATA”, 1) ] )</text:p>
      <text:p text:style-name="P10"/>
      <text:p text:style-name="P10">Here, the SDRAM is effectively partitioned into two reagions (not counting the header): The system region with id zero and the string data region with id 1</text:p>
      <text:p text:style-name="P9"/>
      <text:p text:style-name="P11"><text:soft-page-break/>However, since there is only one data region, when referenced the id 0 is used to indicate that this is the first (and only) region for holding data. The maximum number of partitions is apparently 16</text:p>
      <text:p text:style-name="P11"/>
      <text:p text:style-name="P11">def generate_machine_data_specification()</text:p>
      <text:p text:style-name="P11"/>
      <text:p text:style-name="P11"><text:s text:c="2"/><text:span text:style-name="T7">self._reserve_memory_regions(spec, setup_size)</text:span></text:p>
      <text:p text:style-name="P11"/>
      <text:p text:style-name="P11"><text:s text:c="2"/>spec.switch_write_focus(self.DATA_REGIONS.SYSTEM.value)</text:p>
      <text:p text:style-name="P11"><text:s text:c="2"/>spec.write_array(…)</text:p>
      <text:p text:style-name="P11"/>
      <text:p text:style-name="P11"><text:s text:c="2"/>spec.switch_write_focus(self.DATA_REGIONS.STRING_DATA.value)</text:p>
      <text:p text:style-name="P11"><text:s text:c="2"/>spec.write_array(…)</text:p>
      <text:p text:style-name="P11"/>
      <text:p text:style-name="P11"><text:s text:c="2"/><text:span text:style-name="T6">spec.end_specification()</text:span></text:p>
      <text:p text:style-name="P11"/>
      <text:p text:style-name="P12">This method initialises the two SDRAM regions by performing a switch on the variable “spec” and then using the write_array method</text:p>
      <text:p text:style-name="P12">Previously, memory on the SDRAM needs to be reserved with _reserve_memory_regions</text:p>
      <text:p text:style-name="P7"/>
      <text:p text:style-name="P8"><text:span text:style-name="T7">def read(self, placement, buffer_manager):</text:span></text:p>
      <text:p text:style-name="P8"/>
      <text:p text:style-name="P8"><text:span text:style-name="T7">placement → location of vertex specified by x,y,p with x and y indicating the chip id and p</text:span> <text:span text:style-name="T7">indicating the id of the chip's core</text:span></text:p>
      <text:p text:style-name="P8"/>
      <text:p text:style-name="P12"><text:s text:c="2"/>data_pointer, missing_data = buffer_manager.get_data_for_vertex(<text:span text:style-name="T8">placement, 0</text:span>)</text:p>
      <text:p text:style-name="P12"/>
      <text:p text:style-name="P17">The buffer_manager is responsible for managing any recording region. The data_pointer points to a byte array that turns into a string on output</text:p>
      <text:p text:style-name="P17"/>
      <text:p text:style-name="P17"><text:s text:c="2"/>record_raw = data_pointer.read_all()</text:p>
      <text:p text:style-name="P7"><text:s text:c="2"/><text:span text:style-name="T10">output = str(record_raw);</text:span></text:p>
      <text:p text:style-name="P7"/>
      <text:p text:style-name="P18">This particular bit of code then links to the C file</text:p>
      <text:p text:style-name="P7"/>
      <text:p text:style-name="P13">In hello_world.c</text:p>
      <text:p text:style-name="P13"/>
      <text:p text:style-name="P13">void c_main()</text:p>
      <text:p text:style-name="P13"/>
      <text:p text:style-name="P13"><text:s text:c="2"/>//…</text:p>
      <text:p text:style-name="P13"/>
      <text:p text:style-name="P13"><text:s/>uint32_t timer_period;</text:p>
      <text:p text:style-name="P13"><text:s/>initialize(&amp;timer_period)</text:p>
      <text:p text:style-name="P13"/>
      <text:p text:style-name="P13"><text:soft-page-break/>→ initialize <text:span text:style-name="T11">takes the timer (in this case 10) provide by front_end.run(10) in hello_world.py. The timer is also referred to as simulation tick.</text:span></text:p>
      <text:p text:style-name="P13"/>
      <text:p text:style-name="P13">static bool initialize(uint32_t *timer_period)</text:p>
      <text:p text:style-name="P13"/>
      <text:p text:style-name="P13"><text:s text:c="3"/>ad<text:span text:style-name="T9">d</text:span>ress_t address = data_specification_get_data_address();</text:p>
      <text:p text:style-name="P15"><text:s text:c="3"/>data_specification_read_header(address) </text:p>
      <text:p text:style-name="P13"/>
      <text:p text:style-name="P14">data_specification_get_data_address() <text:s/>retrieves the memory address of the header in this case, which is then used to retrieve the addresses of the partitions <text:span text:style-name="T11">(also known as DSG-Data Specification Generator regions)</text:span>:</text:p>
      <text:p text:style-name="P14"/>
      <text:p text:style-name="P14"><text:s text:c="2"/><text:span text:style-name="T12">simulation_initialise(</text:span></text:p>
      <text:p text:style-name="P14"><text:s text:c="4"/><text:span text:style-name="T12">data_specification_get_region(SYSTEM_REGION, address),</text:span></text:p>
      <text:p text:style-name="P14"><text:s text:c="4"/>…,<text:span text:style-name="T12">&amp;simulation_ticks, SDP, DMA)</text:span></text:p>
      <text:p text:style-name="P16"/>
      <text:p text:style-name="P16"><text:span text:style-name="T12">data_specification_get_region(SYSTEM_REGION, address) takes the address of the header and retrieves the address of the system region within the SDRAM</text:span></text:p>
      <text:p text:style-name="P16"/>
      <text:p text:style-name="P19">The next initalization function:</text:p>
      <text:p text:style-name="P19"/>
      <text:p text:style-name="P19"><text:s text:c="2"/>static bool initialise_recording()</text:p>
      <text:p text:style-name="P19"><text:s text:c="4"/>address_t address = data_specification_get_data_address();</text:p>
      <text:p text:style-name="P20"><text:s text:c="4"/>address_t <text:span text:style-name="T13">recording_region</text:span> = </text:p>
      <text:p text:style-name="P20"><text:s text:c="6"/>data_specification_get_region(RECORDED_DATA, address); <text:s text:c="2"/></text:p>
      <text:p text:style-name="P19"><text:s text:c="2"/></text:p>
      <text:p text:style-name="P21">Same story as above, just with a differend region</text:p>
      <text:p text:style-name="P21"/>
      <text:p text:style-name="P21"><text:s text:c="2"/>bool success = recording_initialize(recording_region,…)</text:p>
      <text:p text:style-name="P21"/>
      <text:p text:style-name="P21">Furthermore, c_main sets the timer tick with spin1_set_timer_tick(timer_period)</text:p>
      <text:p text:style-name="P21">Events are handled with two types of callbacks:</text:p>
      <text:p text:style-name="P21"/>
      <text:p text:style-name="P21"><text:s text:c="2"/>spin1_callback_on(MCPL_PACKET_RECEIVED, receive_data, MC_PACKET)</text:p>
      <text:p text:style-name="P21"><text:s text:c="2"/>spin1_callback_on(TIMER_TICK, update, TIMER)</text:p>
      <text:p text:style-name="P21"/>
      <text:p text:style-name="P21">The first callback is invoked whenever the core responsible for executing the code receive a spike (or packet), whereas the second one runs by default until the timer hits a user specified threshold. <text:span text:style-name="T14">No packets are exchanged in this particular example program, but it is important to note that synchronisation between cores might become <text:s/>an issue when running large applications (e.g. when certain cores are flooded with callbacks while other cores remain idle).</text:span></text:p>
      <text:p text:style-name="P6"/>
      <text:p text:style-name="P6"/>
      <text:p text:style-name="P6"/>
      <text:p text:style-name="P6"><text:soft-page-break/></text:p>
      <text:p text:style-name="P6"/>
      <text:p text:style-name="P22">update → handles the timer and stops application whenever certain conditions are fulfilled</text:p>
      <text:p text:style-name="P22"/>
      <text:p text:style-name="P22">receive_data → basically a stub in this program, since no packets are exchanged in hello_world</text:p>
      <text:p text:style-name="P22"/>
      <text:p text:style-name="P22">simulation_run() → runs simulation</text:p>
      <text:p text:style-name="P6"/>
      <text:p text:style-name="P25">Problems</text:p>
      <text:p text:style-name="P26">- Coursework demands more and more attention</text:p>
      <text:p text:style-name="P26">- Cannot install the gcc-arm-none-eabi compiler on the university machine, since together with the spiNNaker related software this would exceed my 2GB quota. I requested IT services to raise my quota; this may take some time and possibly requires authorization from my superviser (aka Steve Furber).</text:p>
      <text:p text:style-name="P3"/>
      <text:p text:style-name="P23">Goals for next week:</text:p>
      <text:p text:style-name="P3">- <text:span text:style-name="T15">finally </text:span>implement a simple SpiNNaker compatible program based upon given examples</text:p>
      <text:p text:style-name="P3">- potentially create a working function to derive a frequency histogram from csv da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ey Riepenhausen</meta:initial-creator>
    <meta:creation-date>2017-09-28T17:01:59.710012218</meta:creation-date>
    <dc:date>2017-10-04T18:13:48.977124945</dc:date>
    <dc:creator>Alexey Riepenhausen</dc:creator>
    <meta:editing-duration>PT1H47M29S</meta:editing-duration>
    <meta:editing-cycles>25</meta:editing-cycles>
    <meta:generator>LibreOffice/5.0.6.2$Linux_X86_64 LibreOffice_project/00$Build-2</meta:generator>
    <meta:document-statistic meta:table-count="0" meta:image-count="0" meta:object-count="0" meta:page-count="4" meta:paragraph-count="77" meta:word-count="740" meta:character-count="5580" meta:non-whitespace-character-count="4810"/>
  </office:meta>
</office:document-meta>
</file>